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officeooo:rsid="001c9ab3" officeooo:paragraph-rsid="001c9ab3"/>
    </style:style>
    <style:style style:name="P2" style:family="paragraph" style:parent-style-name="Standard">
      <style:text-properties fo:color="#000000" loext:opacity="100%" officeooo:rsid="001c9ab3" officeooo:paragraph-rsid="0023501d"/>
    </style:style>
    <style:style style:name="P3" style:family="paragraph" style:parent-style-name="Standard">
      <style:text-properties fo:color="#000000" loext:opacity="100%" officeooo:rsid="001c9ab3" officeooo:paragraph-rsid="00235ddd"/>
    </style:style>
    <style:style style:name="P4" style:family="paragraph" style:parent-style-name="Standard">
      <style:text-properties fo:color="#000000" loext:opacity="100%" officeooo:rsid="001c9ab3" officeooo:paragraph-rsid="0032db40"/>
    </style:style>
    <style:style style:name="P5" style:family="paragraph" style:parent-style-name="Standard">
      <style:text-properties fo:color="#000000" loext:opacity="100%" officeooo:rsid="0023501d" officeooo:paragraph-rsid="0023501d"/>
    </style:style>
    <style:style style:name="P6" style:family="paragraph" style:parent-style-name="Standard">
      <style:text-properties fo:color="#000000" loext:opacity="100%" officeooo:rsid="0023501d" officeooo:paragraph-rsid="0032db40"/>
    </style:style>
    <style:style style:name="P7" style:family="paragraph" style:parent-style-name="Standard">
      <style:text-properties fo:color="#000000" loext:opacity="100%" style:font-name="Cantarell Extra Bold" officeooo:rsid="00226925" officeooo:paragraph-rsid="00226925"/>
    </style:style>
    <style:style style:name="P8" style:family="paragraph" style:parent-style-name="Standard">
      <style:text-properties fo:color="#c9211e" loext:opacity="100%" style:font-name="Cantarell Extra Bold" officeooo:rsid="001adce6" officeooo:paragraph-rsid="001adce6"/>
    </style:style>
    <style:style style:name="P9" style:family="paragraph" style:parent-style-name="Standard">
      <style:text-properties fo:color="#000000" loext:opacity="100%" officeooo:rsid="002f5b80" officeooo:paragraph-rsid="0032db40"/>
    </style:style>
    <style:style style:name="P10" style:family="paragraph" style:parent-style-name="Standard">
      <style:text-properties fo:color="#000000" loext:opacity="100%" officeooo:rsid="001c9ab3" officeooo:paragraph-rsid="001c9ab3"/>
    </style:style>
    <style:style style:name="P11" style:family="paragraph" style:parent-style-name="Standard">
      <style:text-properties fo:color="#000000" loext:opacity="100%" officeooo:rsid="001c9ab3" officeooo:paragraph-rsid="003e3054"/>
    </style:style>
    <style:style style:name="P12" style:family="paragraph" style:parent-style-name="Standard">
      <style:text-properties fo:color="#000000" loext:opacity="100%" officeooo:rsid="001c9ab3" officeooo:paragraph-rsid="00411e28"/>
    </style:style>
    <style:style style:name="P13" style:family="paragraph" style:parent-style-name="Standard">
      <style:text-properties fo:color="#000000" loext:opacity="100%" officeooo:rsid="001c9ab3" officeooo:paragraph-rsid="004420cd"/>
    </style:style>
    <style:style style:name="P14" style:family="paragraph" style:parent-style-name="Standard">
      <style:text-properties fo:color="#000000" loext:opacity="100%" officeooo:rsid="00411e28" officeooo:paragraph-rsid="00411e28"/>
    </style:style>
    <style:style style:name="P15" style:family="paragraph" style:parent-style-name="Standard">
      <style:text-properties fo:color="#000000" loext:opacity="100%" officeooo:rsid="00411e28" officeooo:paragraph-rsid="004420cd"/>
    </style:style>
    <style:style style:name="T1" style:family="text">
      <style:text-properties fo:font-weight="bold" officeooo:rsid="0023501d" style:font-weight-asian="bold" style:font-weight-complex="bold"/>
    </style:style>
    <style:style style:name="T2" style:family="text">
      <style:text-properties officeooo:rsid="0023501d"/>
    </style:style>
    <style:style style:name="T3" style:family="text">
      <style:text-properties fo:font-style="italic" officeooo:rsid="0023501d" style:font-style-asian="italic" style:font-style-complex="italic"/>
    </style:style>
    <style:style style:name="T4" style:family="text">
      <style:text-properties officeooo:rsid="0023501d" fo:background-color="#ffff00" loext:char-shading-value="0"/>
    </style:style>
    <style:style style:name="T5" style:family="text">
      <style:text-properties officeooo:rsid="0032db40" fo:background-color="#ffff00" loext:char-shading-value="0"/>
    </style:style>
    <style:style style:name="T6" style:family="text">
      <style:text-properties officeooo:rsid="003abcf5" fo:background-color="#ffff00" loext:char-shading-value="0"/>
    </style:style>
    <style:style style:name="T7" style:family="text">
      <style:text-properties officeooo:rsid="003161d9"/>
    </style:style>
    <style:style style:name="T8" style:family="text">
      <style:text-properties officeooo:rsid="0036975e"/>
    </style:style>
    <style:style style:name="T9" style:family="text">
      <style:text-properties officeooo:rsid="0038d926"/>
    </style:style>
    <style:style style:name="T10" style:family="text">
      <style:text-properties officeooo:rsid="003c8732"/>
    </style:style>
    <style:style style:name="T11" style:family="text">
      <style:text-properties fo:color="#000000" loext:opacity="100%" officeooo:rsid="001c9ab3"/>
    </style:style>
    <style:style style:name="T12" style:family="text">
      <style:text-properties officeooo:rsid="003e3054"/>
    </style:style>
    <style:style style:name="T13" style:family="text">
      <style:text-properties officeooo:rsid="00411e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7">Tests of <text:span text:style-name="T10">recursive </text:span>i<text:span text:style-name="T8">f</text:span> statements</text:p>
      <text:p text:style-name="P1"/>
      <text:p text:style-name="P13">[if $tutu != glouglou]</text:p>
      <text:p text:style-name="P13"><text:span text:style-name="T7"><text:s text:c="2"/>[if $tata == foo]</text:span></text:p>
      <text:p text:style-name="P15">displayed</text:p>
      <text:p text:style-name="P13"><text:span text:style-name="T7"><text:s text:c="2"/>[endif]</text:span></text:p>
      <text:p text:style-name="P13"><text:span text:style-name="T7"><text:s text:c="2"/>[if $tata == </text:span><text:span text:style-name="T13">gloubi</text:span><text:span text:style-name="T7">]</text:span></text:p>
      <text:p text:style-name="P15">not displayed</text:p>
      <text:p text:style-name="P13"><text:span text:style-name="T7"><text:s text:c="2"/>[endif]</text:span></text:p>
      <text:p text:style-name="P13">[endif]</text:p>
      <text:p text:style-name="P13"/>
      <text:p text:style-name="P1"/>
      <text:p text:style-name="P1">[if $tutu == glouglou]</text:p>
      <text:p text:style-name="P3"><text:span text:style-name="T2">This </text:span><text:span text:style-name="T3">paragraph</text:span><text:span text:style-name="T2"> should </text:span><text:span text:style-name="T1">not</text:span><text:span text:style-name="T2"> be displayed</text:span> (==glouglou)</text:p>
      <text:p text:style-name="P1">[endif]</text:p>
      <text:p text:style-name="P1"/>
      <text:p text:style-name="P1">[if $tutu != glouglou]<text:span text:style-name="T7">[if $tata == foo]</text:span></text:p>
      <text:p text:style-name="P2"><text:span text:style-name="T2">This </text:span><text:span text:style-name="T4">paragraph should be</text:span><text:span text:style-name="T2"> displayed</text:span> (!= glouglou)</text:p>
      <text:p text:style-name="P2"/>
      <text:p text:style-name="P5">several lines</text:p>
      <text:p text:style-name="P1"><text:span text:style-name="T7">[endif]</text:span>[endif]</text:p>
      <text:p text:style-name="P1"/>
      <text:p text:style-name="P4">[if $tutu != glouglou]<text:span text:style-name="T7">[if $tata != foo]</text:span></text:p>
      <text:p text:style-name="P4"><text:span text:style-name="T2">This </text:span><text:span text:style-name="T4">paragraph should </text:span><text:span text:style-name="T5">no</text:span><text:span text:style-name="T6">t</text:span><text:span text:style-name="T4"> be</text:span><text:span text:style-name="T2"> displayed</text:span> (!= glouglou)</text:p>
      <text:p text:style-name="P4"/>
      <text:p text:style-name="P6">several lines</text:p>
      <text:p text:style-name="P4"><text:span text:style-name="T7">[endif]</text:span>[endif]</text:p>
      <text:p text:style-name="P9"/>
      <text:p text:style-name="P11"><text:span text:style-name="T12">(</text:span>[if $tutu != glouglou]<text:span text:style-name="T7">[if $tata == foo]</text:span>[if $tutu != glouglou]<text:span text:style-name="T12">Should be displayed without space, 3 if</text:span><text:span text:style-name="T13">s</text:span><text:span text:style-name="T7">[endif][endif]</text:span>[endif]<text:span text:style-name="T12">)</text:span>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3T09:25:12.380944799</meta:creation-date>
    <dc:date>2023-05-25T08:45:46.654969708</dc:date>
    <meta:editing-duration>PT8H15S</meta:editing-duration>
    <meta:editing-cycles>39</meta:editing-cycles>
    <meta:generator>LibreOffice/7.5.2.2$Linux_X86_64 LibreOffice_project/50$Build-2</meta:generator>
    <meta:document-statistic meta:table-count="0" meta:image-count="0" meta:object-count="0" meta:page-count="1" meta:paragraph-count="21" meta:word-count="86" meta:character-count="578" meta:non-whitespace-character-count="505"/>
  </office:meta>
</office:document-meta>
</file>